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P4" style:parent-style-name="Обычный" style:family="paragraph">
      <style:paragraph-properties fo:text-indent="0.4916in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P7" style:parent-style-name="Обычный" style:family="paragraph">
      <style:paragraph-properties fo:text-indent="0.4916in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font-weight="bold" style:font-weight-asian="bold" fo:color="#2F2F2F" fo:language="en" fo:country="US"/>
    </style:style>
    <style:style style:name="T13" style:parent-style-name="Основнойшрифтабзаца" style:family="text">
      <style:text-properties fo:font-weight="bold" style:font-weight-asian="bold" fo:color="#2F2F2F"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style:font-name="Monotype Corsiva" fo:color="#00B0F0" fo:font-size="48pt" style:font-size-asian="48pt" style:font-size-complex="48pt" fo:language="en" fo:country="US"/>
    </style:style>
    <style:style style:name="T16" style:parent-style-name="Основнойшрифтабзаца" style:family="text">
      <style:text-properties style:font-name="Monotype Corsiva" fo:color="#00B0F0" fo:font-size="48pt" style:font-size-asian="48pt" style:font-size-complex="48pt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T21" style:parent-style-name="Основнойшрифтабзаца" style:family="text">
      <style:text-properties fo:language="en" fo:country="US"/>
    </style:style>
    <style:style style:name="T22" style:parent-style-name="Основнойшрифтабзаца" style:family="text">
      <style:text-properties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P24" style:parent-style-name="Обычный" style:family="paragraph">
      <style:paragraph-properties fo:break-before="page"/>
    </style:style>
    <style:style style:name="TableColumn26" style:family="table-column">
      <style:table-column-properties style:column-width="0.2534in"/>
    </style:style>
    <style:style style:name="TableColumn27" style:family="table-column">
      <style:table-column-properties style:column-width="0.6923in"/>
    </style:style>
    <style:style style:name="TableColumn28" style:family="table-column">
      <style:table-column-properties style:column-width="1.0625in"/>
    </style:style>
    <style:style style:name="TableColumn29" style:family="table-column">
      <style:table-column-properties style:column-width="1.2701in"/>
    </style:style>
    <style:style style:name="TableColumn30" style:family="table-column">
      <style:table-column-properties style:column-width="1.5673in"/>
    </style:style>
    <style:style style:name="TableColumn31" style:family="table-column">
      <style:table-column-properties style:column-width="1.2687in"/>
    </style:style>
    <style:style style:name="TableColumn32" style:family="table-column">
      <style:table-column-properties style:column-width="1.6409in"/>
    </style:style>
    <style:style style:name="TableColumn33" style:family="table-column">
      <style:table-column-properties style:column-width="1.293in"/>
    </style:style>
    <style:style style:name="TableColumn34" style:family="table-column">
      <style:table-column-properties style:column-width="1.0625in"/>
    </style:style>
    <style:style style:name="Table25" style:family="table">
      <style:table-properties style:width="10.1111in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T37" style:parent-style-name="Основнойшрифтабзаца" style:family="text">
      <style:text-properties style:font-name="Monotype Corsiva" fo:font-weight="bold" style:font-weight-asian="bold" fo:font-style="italic" style:font-style-asian="italic" fo:color="#00B0F0" fo:font-size="28pt" style:font-size-asian="28pt" style:font-size-complex="28pt" fo:language="en" fo:country="U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style:font-name="Monotype Corsiva" fo:font-weight="bold" style:font-weight-asian="bold" fo:font-style="italic" style:font-style-asian="italic" fo:color="#00B0F0" fo:font-size="12pt" style:font-size-asian="12pt" style:font-size-complex="12pt" fo:language="en" fo:country="US"/>
    </style:style>
    <style:style style:name="T41" style:parent-style-name="Основнойшрифтабзаца" style:family="text">
      <style:text-properties fo:color="#00B0F0" fo:font-size="12pt" style:font-size-asian="12pt" style:font-size-complex="12pt" fo:language="en" fo:country="US"/>
    </style:style>
    <style:style style:name="T42" style:parent-style-name="Основнойшрифтабзаца" style:family="text">
      <style:text-properties fo:language="en" fo:country="US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Обычный" style:family="paragraph">
      <style:text-properties fo:language="en" fo:country="US"/>
    </style:style>
    <style:style style:name="P45" style:parent-style-name="Обычный" style:family="paragraph">
      <style:text-properties fo:language="en" fo:country="US"/>
    </style:style>
    <style:style style:name="P46" style:parent-style-name="Обычный" style:family="paragraph">
      <style:text-properties fo:language="en" fo:country="US"/>
    </style:style>
    <style:style style:name="P47" style:parent-style-name="Обычный" style:family="paragraph">
      <style:text-properties fo:language="en" fo:country="U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Обычный" style:family="paragraph">
      <style:text-properties fo:language="en" fo:country="US"/>
    </style:style>
    <style:style style:name="P50" style:parent-style-name="Обычный" style:family="paragraph">
      <style:text-properties fo:language="en" fo:country="US"/>
    </style:style>
    <style:style style:name="P51" style:parent-style-name="Обычный" style:family="paragraph">
      <style:text-properties fo:language="en" fo:country="US"/>
    </style:style>
    <style:style style:name="P52" style:parent-style-name="Обычный" style:family="paragraph">
      <style:text-properties fo:language="en" fo:country="U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56" style:parent-style-name="Основнойшрифтабзаца" style:family="text">
      <style:text-properties fo:language="en" fo:country="US"/>
    </style:style>
    <style:style style:name="T57" style:parent-style-name="Основнойшрифтабзаца" style:family="text">
      <style:text-properties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Обычный" style:family="paragraph">
      <style:paragraph-properties fo:text-align="end"/>
      <style:text-properties fo:font-style="italic" style:font-style-asian="italic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language="en" fo:country="US"/>
    </style:style>
    <style:style style:name="TableColumn68" style:family="table-column">
      <style:table-column-properties style:column-width="2.0201in"/>
    </style:style>
    <style:style style:name="TableColumn69" style:family="table-column">
      <style:table-column-properties style:column-width="2.0083in"/>
    </style:style>
    <style:style style:name="TableColumn70" style:family="table-column">
      <style:table-column-properties style:column-width="2.0284in"/>
    </style:style>
    <style:style style:name="TableColumn71" style:family="table-column">
      <style:table-column-properties style:column-width="2.0319in"/>
    </style:style>
    <style:style style:name="TableColumn72" style:family="table-column">
      <style:table-column-properties style:column-width="2.0222in"/>
    </style:style>
    <style:style style:name="Table67" style:family="table">
      <style:table-properties style:width="10.1111in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Обычный" style:family="paragraph">
      <style:paragraph-properties fo:text-align="end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Обычный" style:family="paragraph">
      <style:paragraph-properties fo:text-align="end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Обычный" style:family="paragraph">
      <style:paragraph-properties fo:text-align="end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84" style:parent-style-name="Основнойшрифтабзаца" style:family="text">
      <style:text-properties fo:language="en" fo:country="U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Обычный" style:family="paragraph">
      <style:text-properties fo:language="en" fo:country="US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Обычный" style:family="paragraph">
      <style:text-properties fo:language="en" fo:country="US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Обычный" style:family="paragraph">
      <style:text-properties fo:language="en" fo:country="US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Обычный" style:family="paragraph">
      <style:paragraph-properties fo:text-align="end"/>
      <style:text-properties fo:language="en" fo:country="US"/>
    </style:style>
    <style:style style:name="P93" style:parent-style-name="Обычный" style:family="paragraph">
      <style:text-properties fo:language="en" fo:country="US"/>
    </style:style>
    <style:style style:name="P94" style:parent-style-name="Обычный" style:family="paragraph">
      <style:paragraph-properties fo:break-before="page"/>
      <style:text-properties fo:language="en" fo:country="US"/>
    </style:style>
    <style:style style:name="TableColumn96" style:family="table-column">
      <style:table-column-properties style:column-width="10.1111in"/>
    </style:style>
    <style:style style:name="Table95" style:family="table">
      <style:table-properties style:width="10.1111in" fo:margin-left="0in" table:align="left"/>
    </style:style>
    <style:style style:name="TableRow97" style:family="table-row">
      <style:table-row-properties style:min-row-height="1.4881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00" style:family="table-column">
      <style:table-column-properties style:column-width="2.5305in"/>
    </style:style>
    <style:style style:name="TableColumn101" style:family="table-column">
      <style:table-column-properties style:column-width="2.5263in"/>
    </style:style>
    <style:style style:name="TableColumn102" style:family="table-column">
      <style:table-column-properties style:column-width="2.527in"/>
    </style:style>
    <style:style style:name="TableColumn103" style:family="table-column">
      <style:table-column-properties style:column-width="2.527in"/>
    </style:style>
    <style:style style:name="Table99" style:family="table">
      <style:table-properties style:width="10.1111in" fo:margin-left="0in" table:align="left"/>
    </style:style>
    <style:style style:name="TableRow104" style:family="table-row">
      <style:table-row-properties style:min-row-height="1.6847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Обычный" style:family="paragraph">
      <style:paragraph-properties fo:text-align="center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Обычный" style:family="paragraph">
      <style:paragraph-properties fo:text-align="cente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Обычный" style:family="paragraph">
      <style:paragraph-properties fo:text-align="center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Обычный" style:family="paragraph">
      <style:paragraph-properties fo:text-align="center"/>
    </style:style>
    <style:style style:name="TableRow113" style:family="table-row">
      <style:table-row-properties style:min-row-height="1.0784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Обычный" style:family="paragraph">
      <style:paragraph-properties fo:text-align="center"/>
    </style:style>
    <style:style style:name="T116" style:parent-style-name="Основнойшрифтабзаца" style:family="text">
      <style:text-properties fo:language="en" fo:country="US"/>
    </style:style>
    <style:style style:name="P117" style:parent-style-name="Обычный" style:family="paragraph">
      <style:paragraph-properties fo:text-align="center"/>
    </style:style>
    <style:style style:name="P118" style:parent-style-name="Обычный" style:family="paragraph">
      <style:paragraph-properties fo:text-align="center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Обычный" style:family="paragraph">
      <style:paragraph-properties fo:text-align="center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Обычный" style:family="paragraph">
      <style:paragraph-properties fo:text-align="center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Обычный" style:family="paragraph">
      <style:paragraph-properties fo:text-align="center"/>
    </style:style>
    <style:style style:name="TableColumn126" style:family="table-column">
      <style:table-column-properties style:column-width="2.8312in"/>
    </style:style>
    <style:style style:name="TableColumn127" style:family="table-column">
      <style:table-column-properties style:column-width="3.15in"/>
    </style:style>
    <style:style style:name="Table125" style:family="table">
      <style:table-properties style:width="5.9812in" fo:margin-left="2.5993in" table:align="left"/>
    </style:style>
    <style:style style:name="TableRow128" style:family="table-row">
      <style:table-row-properties style:min-row-height="1.102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Обычный" style:family="paragraph">
      <style:paragraph-properties fo:text-align="center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Обычный" style:family="paragraph">
      <style:paragraph-properties fo:text-align="center"/>
    </style:style>
    <style:style style:name="TableRow133" style:family="table-row">
      <style:table-row-properties style:min-row-height="0.9708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Обычный" style:family="paragraph">
      <style:paragraph-properties fo:text-align="center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Обычный" style:family="paragraph">
      <style:paragraph-properties fo:text-align="center"/>
    </style:style>
    <style:style style:name="TableRow138" style:family="table-row">
      <style:table-row-properties style:min-row-height="0.8854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Обычный" style:family="paragraph">
      <style:paragraph-properties fo:text-align="center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Обычный" style:family="paragraph">
      <style:paragraph-properties fo:text-align="center"/>
    </style:style>
    <style:style style:name="TableRow143" style:family="table-row">
      <style:table-row-properties style:min-row-height="1.0722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Обычный" style:family="paragraph">
      <style:paragraph-properties fo:text-align="center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Обычный" style:family="paragraph">
      <style:paragraph-properties fo:text-align="center"/>
    </style:style>
    <style:style style:name="P148" style:parent-style-name="Обычный" style:family="paragraph">
      <style:paragraph-properties fo:break-before="page"/>
    </style:style>
    <style:style style:name="P149" style:parent-style-name="Обычный" style:family="paragraph">
      <style:paragraph-properties fo:text-align="center"/>
    </style:style>
    <style:style style:name="P150" style:parent-style-name="Обычный" style:family="paragraph">
      <style:paragraph-properties fo:text-align="center"/>
    </style:style>
    <style:style style:name="P151" style:parent-style-name="Обычный" style:family="paragraph">
      <style:paragraph-properties fo:text-align="center"/>
    </style:style>
  </office:automatic-styles>
  <office:body>
    <office:text text:use-soft-page-breaks="true">
      <text:p text:style-name="P1">Шрифт<text:span text:style-name="T2">: Verdana, Geneva, sans-serif 12px</text:span></text:p>
      <text:p text:style-name="Обычный">Ссылки:<text:s/>цвет<text:s/><text:span text:style-name="T3">Color</text:span>1,<text:s/>подчеркивание при наведении</text:p>
      <text:p text:style-name="Обычный">Цвет:<text:s/></text:p>
      <text:p text:style-name="P4"><text:span text:style-name="T5">Color</text:span>1: #0078<text:span text:style-name="T6">D</text:span>7<text:s/>–<text:s/>голубой</text:p>
      <text:p text:style-name="P7"><text:span text:style-name="T8">Color</text:span>2: #2<text:span text:style-name="T9">F</text:span>2<text:span text:style-name="T10">F</text:span>2<text:span text:style-name="T11">F</text:span><text:s/>–<text:s/>серый</text:p>
      <text:p text:style-name="Обычный"/>
      <text:p text:style-name="Обычный">Сайт:<text:s/><text:span text:style-name="T12">Jepri</text:span><text:span text:style-name="T13">a</text:span></text:p>
      <text:p text:style-name="Обычный">Логотип<text:s/>(нужно сделать картинку и fa<text:span text:style-name="T14">vicon</text:span>):<text:s/><text:span text:style-name="T15">i</text:span><text:span text:style-name="T16"><text:s/></text:span></text:p>
      <text:p text:style-name="Обычный">Основной<text:s/>класс<text:s/><text:span text:style-name="T17">css</text:span>:<text:s/><text:span text:style-name="T18">jepria</text:span>-<text:span text:style-name="T19">org</text:span></text:p>
      <text:p text:style-name="Обычный">определиться с основными стилями:<text:s/><text:span text:style-name="T20">h</text:span>1,<text:s/><text:span text:style-name="T21">h</text:span>2,<text:s/><text:span text:style-name="T22">p</text:span>,<text:s/><text:span text:style-name="T23">a</text:span><text:s/>и т.п.</text:p>
      <text:p text:style-name="Обычный"/>
      <text:p text:style-name="Обычный"/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soft-page-break/>
            <text:p text:style-name="Обычный"><text:span text:style-name="T37">i</text:span></text:p>
          </table:table-cell>
          <table:table-cell table:style-name="TableCell38">
            <text:p text:style-name="Обычный"><text:s/>J<text:span text:style-name="T39">epr</text:span><text:span text:style-name="T40">i</text:span><text:span text:style-name="T41"><text:s/></text:span><text:span text:style-name="T42">a</text:span></text:p>
          </table:table-cell>
          <table:table-cell table:style-name="TableCell43">
            <text:p text:style-name="P44">Open Source</text:p>
            <text:p text:style-name="P45"><text:s text:c="2"/>Jep</text:p>
            <text:p text:style-name="P46"><text:s text:c="2"/>Oramake</text:p>
            <text:p text:style-name="P47"><text:s text:c="2"/>Tomcat Fork</text:p>
          </table:table-cell>
          <table:table-cell table:style-name="TableCell48">
            <text:p text:style-name="Обычный">Документация</text:p>
            <text:p text:style-name="P49"><text:s text:c="2"/>Hello World</text:p>
            <text:p text:style-name="P50"><text:s text:c="2"/>Jep</text:p>
            <text:p text:style-name="P51"><text:s text:c="2"/>Oramake</text:p>
            <text:p text:style-name="P52"><text:s text:c="2"/>Tomcat</text:p>
          </table:table-cell>
          <table:table-cell table:style-name="TableCell53">
            <text:p text:style-name="Обычный">Решения</text:p>
            <text:p text:style-name="Обычный"><text:s text:c="2"/>Единое окно предприятия</text:p>
            <text:p text:style-name="Обычный"><text:s text:c="2"/>Запрос функционала</text:p>
            <text:p text:style-name="Обычный"><text:s text:c="2"/>Самообслуживание пользователей</text:p>
            <text:p text:style-name="Обычный"><text:s text:c="2"/>Система управления контентом</text:p>
            <text:p text:style-name="Обычный"><text:s text:c="2"/>Мобильная платформа</text:p>
            <text:p text:style-name="Обычный"><text:s text:c="2"/>Заказать решение</text:p>
            <text:p text:style-name="Обычный"><text:s text:c="2"/></text:p>
          </table:table-cell>
          <table:table-cell table:style-name="TableCell54">
            <text:p text:style-name="Обычный">Поддержка</text:p>
            <text:p text:style-name="Обычный"><text:s text:c="2"/>Форум</text:p>
            <text:p text:style-name="Обычный"><text:s text:c="2"/>Задать вопрос</text:p>
            <text:p text:style-name="Обычный"><text:s text:c="2"/>Приоритетная поддержка<text:s/><text:s/></text:p>
          </table:table-cell>
          <table:table-cell table:style-name="TableCell55">
            <text:p text:style-name="Обычный"><text:span text:style-name="T56">Contribute</text:span></text:p>
            <text:p text:style-name="Обычный"><text:s text:c="2"/><text:span text:style-name="T57">Join</text:span></text:p>
            <text:p text:style-name="Обычный"><text:s text:c="2"/>Мотивация</text:p>
            <text:p text:style-name="Обычный"><text:s text:c="2"/>Доступные задачи</text:p>
            <text:p text:style-name="Обычный"><text:s text:c="2"/>Фонд прикладных исследований</text:p>
            <text:p text:style-name="Обычный"><text:s text:c="3"/><text:span text:style-name="T58">Freelance</text:span></text:p>
          </table:table-cell>
          <table:table-cell table:style-name="TableCell59">
            <text:p text:style-name="P60">поиск по сайту</text:p>
          </table:table-cell>
          <table:table-cell table:style-name="TableCell61">
            <text:p text:style-name="Обычный">Вход</text:p>
            <text:p text:style-name="Обычный"><text:span text:style-name="T62"><text:s text:c="2"/></text:span>Сбросить пароль</text:p>
          </table:table-cell>
        </table:table-row>
      </table:table>
      <text:p text:style-name="Обычный">Отступ правый, левый – 100<text:s/><text:span text:style-name="T63">px;</text:span></text:p>
      <text:p text:style-name="Обычный"><text:span text:style-name="T64">Меню вы</text:span>падающие.</text:p>
      <text:p text:style-name="Обычный">Все меню подчеркнуто чертой от края до края цвета<text:s/>Color2</text:p>
      <text:p text:style-name="Обычный"><text:tab/><text:tab/><text:tab/><text:tab/><text:tab/><text:tab/><text:tab/></text:p>
      <text:p text:style-name="Обычный"/>
      <text:p text:style-name="Обычный">Текущие задачи / разработки / исследования<text:s/>(см. ниже).</text:p>
      <text:p text:style-name="Обычный"/>
      <text:p text:style-name="Обычный"/>
      <text:p text:style-name="Обычный">Отступ правый, левый – 100<text:s/><text:span text:style-name="T65">px</text:span>;</text:p>
      <text:p text:style-name="Обычный">Ссылки, кроме переключения языков – выпадающее меню.</text:p>
      <text:p text:style-name="Обычный">Все меню отделено сверху чертой от края до края цвета<text:s/>Color2</text:p>
      <text:p text:style-name="Обычный"><text:span text:style-name="T66">Шриф</text:span>т цвета<text:s/>Color2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Обычный"/>
          </table:table-cell>
          <table:table-cell table:style-name="TableCell75">
            <text:p text:style-name="Обычный"/>
          </table:table-cell>
          <table:table-cell table:style-name="TableCell76">
            <text:p text:style-name="P77">Контактная информация</text:p>
          </table:table-cell>
          <table:table-cell table:style-name="TableCell78">
            <text:p text:style-name="P79">Условия использования</text:p>
          </table:table-cell>
          <table:table-cell table:style-name="TableCell80">
            <text:p text:style-name="P81">Реклама на сайте</text:p>
          </table:table-cell>
        </table:table-row>
        <table:table-row table:style-name="TableRow82">
          <table:table-cell table:style-name="TableCell83">
            <text:p text:style-name="Обычный">Русский</text:p>
            <text:p text:style-name="Обычный"><text:s text:c="2"/><text:span text:style-name="T84">English</text:span>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>© 2017 Jepria</text:p>
          </table:table-cell>
        </table:table-row>
      </table:table>
      <text:p text:style-name="P93"/>
      <text:p text:style-name="P94"/>
      <text:soft-page-break/>
      <text:p text:style-name="Обычный">Центральная<text:s/>часть при широкоформатном дисплее.<text:s/>Ширина не более 1280 px:</text:p>
      <text:p text:style-name="Обычный"/>
      <table:table table:style-name="Table95">
        <table:table-columns>
          <table:table-column table:style-name="TableColumn96"/>
        </table:table-columns>
        <table:table-row table:style-name="TableRow97">
          <table:table-cell table:style-name="TableCell98">
            <text:p text:style-name="Обычный">Какой-нибудь позитивный фото/видео ряд ?</text:p>
          </table:table-cell>
        </table:table-row>
      </table:table>
      <text:p text:style-name="Обычный"/>
      <text:p text:style-name="Обычный"/>
      <text:p text:style-name="Обычный"/>
      <text:p text:style-name="Обычный"/>
      <text:p text:style-name="Обычный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Картинка-ссылка</text:p>
          </table:table-cell>
          <table:table-cell table:style-name="TableCell107">
            <text:p text:style-name="P108">Картинка-ссылка</text:p>
          </table:table-cell>
          <table:table-cell table:style-name="TableCell109">
            <text:p text:style-name="P110">Картинка-ссылка</text:p>
          </table:table-cell>
          <table:table-cell table:style-name="TableCell111">
            <text:p text:style-name="P112">Картинка-ссылка</text:p>
          </table:table-cell>
        </table:table-row>
        <table:table-row table:style-name="TableRow113">
          <table:table-cell table:style-name="TableCell114">
            <text:p text:style-name="P115"><text:span text:style-name="T116">Заголовок</text:span></text:p>
            <text:p text:style-name="P117">Анонс статьи-ссылка<text:s/>…</text:p>
            <text:p text:style-name="P118">Пока анонсы наших презентаций начиная с последней …</text:p>
          </table:table-cell>
          <table:table-cell table:style-name="TableCell119">
            <text:p text:style-name="P120">Анонс статьи-ссылка</text:p>
          </table:table-cell>
          <table:table-cell table:style-name="TableCell121">
            <text:p text:style-name="P122">Анонс статьи-ссылка</text:p>
          </table:table-cell>
          <table:table-cell table:style-name="TableCell123">
            <text:p text:style-name="P124">Анонс статьи-ссылка</text:p>
          </table:table-cell>
        </table:table-row>
      </table:table>
      <text:p text:style-name="Обычный"/>
      <text:p text:style-name="Обычный">При сужении экрана:</text:p>
      <text:p text:style-name="Обычный"/>
      <table:table table:style-name="Table125">
        <table:table-columns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soft-page-break/>
            <text:p text:style-name="P130">Картинка-ссылка</text:p>
          </table:table-cell>
          <table:table-cell table:style-name="TableCell131">
            <text:p text:style-name="P132">Картинка-ссылка</text:p>
          </table:table-cell>
        </table:table-row>
        <table:table-row table:style-name="TableRow133">
          <table:table-cell table:style-name="TableCell134">
            <text:p text:style-name="P135">Анонс статьи-ссылка</text:p>
          </table:table-cell>
          <table:table-cell table:style-name="TableCell136">
            <text:p text:style-name="P137">Анонс статьи-ссылка</text:p>
          </table:table-cell>
        </table:table-row>
        <table:table-row table:style-name="TableRow138">
          <table:table-cell table:style-name="TableCell139">
            <text:p text:style-name="P140">Картинка-ссылка</text:p>
          </table:table-cell>
          <table:table-cell table:style-name="TableCell141">
            <text:p text:style-name="P142">Картинка-ссылка</text:p>
          </table:table-cell>
        </table:table-row>
        <table:table-row table:style-name="TableRow143">
          <table:table-cell table:style-name="TableCell144">
            <text:p text:style-name="P145">Анонс статьи-ссылка</text:p>
          </table:table-cell>
          <table:table-cell table:style-name="TableCell146">
            <text:p text:style-name="P147">Анонс статьи-ссылка</text:p>
          </table:table-cell>
        </table:table-row>
      </table:table>
      <text:p text:style-name="Обычный"/>
      <text:p text:style-name="P148"/>
      <text:soft-page-break/>
      <text:p text:style-name="Обычный">Статьи – по центру шириной не более 1280 px, отступы по краям минимум 100 px:</text:p>
      <text:p text:style-name="Обычный"/>
      <text:p text:style-name="P149">Заголовок</text:p>
      <text:p text:style-name="P150"/>
      <text:p text:style-name="P151">Текст статьи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value" style:display-name="value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.1812in" fo:margin-left="0.7875in" fo:margin-bottom="0.590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lyshevvv</meta:initial-creator>
    <dc:creator>Talyshev Vladimir</dc:creator>
    <meta:creation-date>2018-08-24T12:11:00Z</meta:creation-date>
    <dc:date>2018-08-24T12:13:00Z</dc:date>
    <meta:template xlink:href="Normal.dotm" xlink:type="simple"/>
    <meta:editing-cycles>6</meta:editing-cycles>
    <meta:editing-duration>PT180S</meta:editing-duration>
    <meta:document-statistic meta:page-count="5" meta:paragraph-count="3" meta:word-count="268" meta:character-count="1798" meta:row-count="12" meta:non-whitespace-character-count="1533"/>
  </office:meta>
</office:document-meta>
</file>